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9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Symbola" svg:font-family="Symbola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right="-0.5in"/>
      <style:text-properties style:font-name="Times New Roman"/>
    </style:style>
    <style:style style:name="P2" style:parent-style-name="Standard" style:family="paragraph">
      <style:paragraph-properties fo:text-align="justify" fo:margin-right="-0.5in"/>
    </style:style>
    <style:style style:name="T3" style:parent-style-name="Основнойшрифтабзаца" style:family="text">
      <style:text-properties style:font-name="Times New Roman" fo:font-style="italic" style:font-style-asian="italic" style:font-style-complex="italic"/>
    </style:style>
    <style:style style:name="T4" style:parent-style-name="Основнойшрифтабзаца" style:family="text">
      <style:text-properties style:font-name="Times New Roman"/>
    </style:style>
    <style:style style:name="T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9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8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20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21" style:parent-style-name="Основнойшрифтабзаца" style:family="text">
      <style:text-properties style:font-name="Times New Roman"/>
    </style:style>
    <style:style style:name="T2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2" style:parent-style-name="Основнойшрифтабзаца" style:family="text">
      <style:text-properties style:font-name="Times New Roman" style:font-name-asian="Symbola" style:font-name-complex="Symbola"/>
    </style:style>
    <style:style style:name="T3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5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3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40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41" style:parent-style-name="Основнойшрифтабзаца" style:family="text">
      <style:text-properties style:font-name="Times New Roman"/>
    </style:style>
    <style:style style:name="T4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50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5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60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6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7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7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7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7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74" style:parent-style-name="Основнойшрифтабзаца" style:family="text">
      <style:text-properties style:font-name="Times New Roman" style:font-name-asian="Symbola" style:font-name-complex="Symbola"/>
    </style:style>
    <style:style style:name="T7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7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77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8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8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8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8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8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85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8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8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8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89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9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9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9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9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9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9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9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9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9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99" style:parent-style-name="Основнойшрифтабзаца" style:family="text">
      <style:text-properties style:font-name="Times New Roman" style:font-name-asian="Symbola" style:font-name-complex="Symbola"/>
    </style:style>
    <style:style style:name="T10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0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02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0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0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0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0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0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0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1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111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11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1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1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1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1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1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P118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11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2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2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2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23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2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2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26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2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2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2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3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31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3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3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34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3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3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3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3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39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40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4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4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43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4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4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46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4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4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4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5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51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5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5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5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55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5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57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5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59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6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6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62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6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6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65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16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167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16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69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7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7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72" style:parent-style-name="Основнойшрифтабзаца" style:family="text">
      <style:text-properties style:font-name="Times New Roman" style:font-name-asian="Symbola" style:font-name-complex="Symbola" fo:font-style="italic" style:font-style-asian="italic" style:font-style-complex="italic"/>
    </style:style>
    <style:style style:name="T17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7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7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76" style:parent-style-name="Основнойшрифтабзаца" style:family="text">
      <style:text-properties style:font-name="Times New Roman" style:font-name-asian="Symbola" style:font-name-complex="Symbola" fo:font-style="italic" style:font-style-asian="italic" style:font-style-complex="italic"/>
    </style:style>
    <style:style style:name="T177" style:parent-style-name="Основнойшрифтабзаца" style:family="text">
      <style:text-properties style:font-name="Times New Roman" style:font-name-asian="Symbola" style:font-name-complex="Symbola"/>
    </style:style>
    <style:style style:name="T17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7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180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18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8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8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8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8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8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8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91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9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9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19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9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199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0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2" style:parent-style-name="Основнойшрифтабзаца" style:family="text">
      <style:text-properties style:font-name="Times New Roman" style:font-name-asian="Symbola" style:font-name-complex="Symbola" fo:font-style="italic" style:font-style-asian="italic" style:font-style-complex="italic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04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0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0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0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09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21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1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12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21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1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15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21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1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18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21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2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25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226" style:parent-style-name="Основнойшрифтабзаца" style:family="text">
      <style:text-properties style:font-name="Times New Roman" style:font-name-asian="Symbola" style:font-name-complex="Symbola"/>
    </style:style>
    <style:style style:name="T22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2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29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23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3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3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34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23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3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38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4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4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42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4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45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24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4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48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50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25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5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5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5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5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5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5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5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5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6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6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6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6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264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26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6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6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6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6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7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7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7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7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74" style:parent-style-name="Основнойшрифтабзаца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275" style:parent-style-name="Основнойшрифтабзаца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276" style:parent-style-name="Основнойшрифтабзаца" style:family="text">
      <style:text-properties style:font-name="Times New Roman" style:font-name-asian="Symbol" style:font-name-complex="Symbol"/>
    </style:style>
    <style:style style:name="T27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78" style:parent-style-name="Основнойшрифтабзаца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279" style:parent-style-name="Основнойшрифтабзаца" style:family="text">
      <style:text-properties style:font-name="Times New Roman" style:font-name-asian="Symbol" style:font-name-complex="Symbol"/>
    </style:style>
    <style:style style:name="T280" style:parent-style-name="Основнойшрифтабзаца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28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8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8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284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28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8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8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8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8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9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9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9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9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9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9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296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29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29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299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0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0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0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0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04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0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0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07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0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09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10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1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1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13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1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315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31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17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1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1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2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21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2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2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24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2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2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2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2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329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33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3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3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3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3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3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3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3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3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3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4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341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34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4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4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4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46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4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4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49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5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5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52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5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354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35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5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5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5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59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6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6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62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6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6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65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6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6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6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69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70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7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7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73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7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7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76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7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7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79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8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8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8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83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8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8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86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8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88" style:parent-style-name="Основнойшрифтабзаца" style:family="text">
      <style:text-properties style:font-name="Times New Roman" style:font-name-asian="Symbol" style:font-name-complex="Symbol"/>
    </style:style>
    <style:style style:name="T389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9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9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92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9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9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395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39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397" style:parent-style-name="Основнойшрифтабзаца" style:family="text">
      <style:text-properties style:font-name="Times New Roman" style:font-name-asian="Noto Sans CJK SC Regular" style:font-name-complex="FreeSans" fo:language="ru" fo:country="RU"/>
    </style:style>
    <style:style style:name="P398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39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400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40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0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0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0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0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0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0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0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0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410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41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1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1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1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1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1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1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1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1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2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421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42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2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2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2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2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2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2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29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3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3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3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433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43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3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3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3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3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39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44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4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442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44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4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4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4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4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4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449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45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5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5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5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5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5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456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45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5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5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6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6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6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63" style:parent-style-name="Основнойшрифтабзаца" style:family="text">
      <style:text-properties style:font-name="Times New Roman" style:font-name-asian="Symbola" style:font-name-complex="Symbola" fo:font-size="10pt" style:font-size-asian="10pt" style:font-size-complex="10pt"/>
    </style:style>
    <style:style style:name="T464" style:parent-style-name="Основнойшрифтабзаца" style:family="text">
      <style:text-properties style:font-name="Times New Roman" style:font-name-asian="Symbola" style:font-name-complex="Symbola" fo:font-style="italic" style:font-style-asian="italic" style:font-style-complex="italic"/>
    </style:style>
    <style:style style:name="T46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66" style:parent-style-name="Основнойшрифтабзаца" style:family="text">
      <style:text-properties style:font-name="Times New Roman" style:font-name-asian="Noto Sans CJK SC Regular" style:font-name-complex="Times New Roman"/>
    </style:style>
    <style:style style:name="T46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468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46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7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7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72" style:parent-style-name="Основнойшрифтабзаца" style:family="text">
      <style:text-properties style:font-name="Times New Roman" style:font-name-asian="Symbola" style:font-name-complex="Symbola"/>
    </style:style>
    <style:style style:name="T47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74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7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77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47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479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48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81" style:parent-style-name="Основнойшрифтабзаца" style:family="text">
      <style:text-properties style:font-name="Times New Roman"/>
    </style:style>
    <style:style style:name="P482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48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484" style:parent-style-name="Основнойшрифтабзаца" style:family="text">
      <style:text-properties style:font-name="Times New Roman" fo:font-style="italic" style:font-style-asian="italic" style:font-style-complex="italic"/>
    </style:style>
    <style:style style:name="T485" style:parent-style-name="Основнойшрифтабзаца" style:family="text">
      <style:text-properties style:font-name="Times New Roman"/>
    </style:style>
    <style:style style:name="T486" style:parent-style-name="Основнойшрифтабзаца" style:family="text">
      <style:text-properties style:font-name="Times New Roman" fo:font-style="italic" style:font-style-asian="italic" style:font-style-complex="italic"/>
    </style:style>
    <style:style style:name="T487" style:parent-style-name="Основнойшрифтабзаца" style:family="text">
      <style:text-properties style:font-name="Times New Roman"/>
    </style:style>
    <style:style style:name="T488" style:parent-style-name="Основнойшрифтабзаца" style:family="text">
      <style:text-properties style:font-name="Times New Roman" style:font-name-asian="Symbol" style:font-name-complex="Symbol"/>
    </style:style>
    <style:style style:name="T489" style:parent-style-name="Основнойшрифтабзаца" style:family="text">
      <style:text-properties style:font-name="Times New Roman" fo:font-style="italic" style:font-style-asian="italic" style:font-style-complex="italic"/>
    </style:style>
    <style:style style:name="T490" style:parent-style-name="Основнойшрифтабзаца" style:family="text">
      <style:text-properties style:font-name="Times New Roman"/>
    </style:style>
    <style:style style:name="T491" style:parent-style-name="Основнойшрифтабзаца" style:family="text">
      <style:text-properties style:font-name="Times New Roman"/>
    </style:style>
    <style:style style:name="T49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93" style:parent-style-name="Основнойшрифтабзаца" style:family="text">
      <style:text-properties style:font-name="Times New Roman" style:font-name-asian="Symbola" style:font-name-complex="Symbola"/>
    </style:style>
    <style:style style:name="T49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95" style:parent-style-name="Основнойшрифтабзаца" style:family="text">
      <style:text-properties style:font-name="Times New Roman" style:font-name-asian="Symbola" style:font-name-complex="Symbola"/>
    </style:style>
    <style:style style:name="T49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49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P498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49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0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501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50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style:text-position="sub 66.6%"/>
    </style:style>
    <style:style style:name="T50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0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0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style:text-position="sub 66.6%"/>
    </style:style>
    <style:style style:name="T51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1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style:text-position="sub 66.6%"/>
    </style:style>
    <style:style style:name="T51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1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1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2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2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2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2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525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52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2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30" style:parent-style-name="Основнойшрифтабзаца" style:family="text">
      <style:text-properties style:font-name="Times New Roman" style:font-name-asian="Symbola" style:font-name-complex="Symbola"/>
    </style:style>
    <style:style style:name="T53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532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53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34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53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3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3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3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3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540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54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4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4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4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48" style:parent-style-name="Основнойшрифтабзаца" style:family="text">
      <style:text-properties style:font-name="Times New Roman" style:font-name-asian="Symbola" style:font-name-complex="Symbola"/>
    </style:style>
    <style:style style:name="T54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550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55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5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53" style:parent-style-name="Основнойшрифтабзаца" style:family="text">
      <style:text-properties style:font-name="Times New Roman" style:font-name-asian="Symbola" style:font-name-complex="Symbola"/>
    </style:style>
    <style:style style:name="T55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55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55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57" style:parent-style-name="Основнойшрифтабзаца" style:family="text">
      <style:text-properties style:font-name="Times New Roman" style:font-name-asian="Symbola" style:font-name-complex="Symbola"/>
    </style:style>
    <style:style style:name="T55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59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60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561" style:parent-style-name="Основнойшрифтабзаца" style:family="text">
      <style:text-properties style:font-name="Times New Roman" style:font-name-asian="Symbola" style:font-name-complex="Symbola"/>
    </style:style>
    <style:style style:name="T56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6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6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6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566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56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68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56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7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71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57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73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74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57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7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77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57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79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80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58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8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83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584" style:parent-style-name="Основнойшрифтабзаца" style:family="text">
      <style:text-properties style:font-name="Times New Roman" style:font-name-asian="Symbola" style:font-name-complex="Symbola"/>
    </style:style>
    <style:style style:name="T585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86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58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8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89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590" style:parent-style-name="Основнойшрифтабзаца" style:family="text">
      <style:text-properties style:font-name="Times New Roman" style:font-name-asian="Symbola" style:font-name-complex="Symbola"/>
    </style:style>
    <style:style style:name="T591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92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59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9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95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596" style:parent-style-name="Основнойшрифтабзаца" style:family="text">
      <style:text-properties style:font-name="Times New Roman" style:font-name-asian="Symbola" style:font-name-complex="Symbola"/>
    </style:style>
    <style:style style:name="T59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59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599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00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601" style:parent-style-name="Основнойшрифтабзаца" style:family="text">
      <style:text-properties style:font-name="Times New Roman" style:font-name-asian="Symbola" style:font-name-complex="Symbola"/>
    </style:style>
    <style:style style:name="T60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603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604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0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0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0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0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0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1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1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1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1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1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1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16" style:parent-style-name="Основнойшрифтабзаца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61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1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19" style:parent-style-name="Основнойшрифтабзаца" style:family="text">
      <style:text-properties style:font-name="Times New Roman" style:font-name-asian="Symbol" style:font-name-complex="Symbol"/>
    </style:style>
    <style:style style:name="T620" style:parent-style-name="Основнойшрифтабзаца" style:family="text">
      <style:text-properties style:font-name="Times New Roman" style:font-name-asian="Symbol" style:font-name-complex="Symbol"/>
    </style:style>
    <style:style style:name="T621" style:parent-style-name="Основнойшрифтабзаца" style:family="text">
      <style:text-properties style:font-name="Times New Roman" style:font-name-asian="Symbola" style:font-name-complex="Symbola"/>
    </style:style>
    <style:style style:name="T62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23" style:parent-style-name="Основнойшрифтабзаца" style:family="text">
      <style:text-properties style:font-name="Times New Roman" style:font-name-asian="Symbola" style:font-name-complex="Symbola"/>
    </style:style>
    <style:style style:name="T624" style:parent-style-name="Основнойшрифтабзаца" style:family="text">
      <style:text-properties style:font-name="Times New Roman" style:font-name-asian="Symbol" style:font-name-complex="Symbol"/>
    </style:style>
    <style:style style:name="T625" style:parent-style-name="Основнойшрифтабзаца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626" style:parent-style-name="Основнойшрифтабзаца" style:family="text">
      <style:text-properties style:font-name="Times New Roman" style:font-name-asian="Symbola" style:font-name-complex="Symbola"/>
    </style:style>
    <style:style style:name="T627" style:parent-style-name="Основнойшрифтабзаца" style:family="text">
      <style:text-properties style:font-name="Times New Roman" style:font-name-asian="Symbol" style:font-name-complex="Symbol"/>
    </style:style>
    <style:style style:name="T628" style:parent-style-name="Основнойшрифтабзаца" style:family="text">
      <style:text-properties style:font-name="Times New Roman" style:font-name-asian="Symbol" style:font-name-complex="Symbol"/>
    </style:style>
    <style:style style:name="T629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P630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63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3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3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3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35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36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37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38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3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4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4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42" style:parent-style-name="Основнойшрифтабзаца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64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4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45" style:parent-style-name="Основнойшрифтабзаца" style:family="text">
      <style:text-properties style:font-name="Times New Roman" style:font-name-asian="Symbol" style:font-name-complex="Symbol"/>
    </style:style>
    <style:style style:name="T646" style:parent-style-name="Основнойшрифтабзаца" style:family="text">
      <style:text-properties style:font-name="Times New Roman" style:font-name-asian="Symbol" style:font-name-complex="Symbol"/>
    </style:style>
    <style:style style:name="T647" style:parent-style-name="Основнойшрифтабзаца" style:family="text">
      <style:text-properties style:font-name="Times New Roman" style:font-name-asian="Symbola" style:font-name-complex="Symbola"/>
    </style:style>
    <style:style style:name="T64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49" style:parent-style-name="Основнойшрифтабзаца" style:family="text">
      <style:text-properties style:font-name="Times New Roman" style:font-name-asian="Symbola" style:font-name-complex="Symbola"/>
    </style:style>
    <style:style style:name="T650" style:parent-style-name="Основнойшрифтабзаца" style:family="text">
      <style:text-properties style:font-name="Times New Roman" style:font-name-asian="Symbol" style:font-name-complex="Symbol"/>
    </style:style>
    <style:style style:name="T651" style:parent-style-name="Основнойшрифтабзаца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652" style:parent-style-name="Основнойшрифтабзаца" style:family="text">
      <style:text-properties style:font-name="Times New Roman" style:font-name-asian="Symbola" style:font-name-complex="Symbola"/>
    </style:style>
    <style:style style:name="T653" style:parent-style-name="Основнойшрифтабзаца" style:family="text">
      <style:text-properties style:font-name="Times New Roman" style:font-name-asian="Symbol" style:font-name-complex="Symbol"/>
    </style:style>
    <style:style style:name="T654" style:parent-style-name="Основнойшрифтабзаца" style:family="text">
      <style:text-properties style:font-name="Times New Roman" style:font-name-asian="Symbol" style:font-name-complex="Symbol"/>
    </style:style>
    <style:style style:name="P655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65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657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65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659" style:parent-style-name="Standard" style:list-style-name="LFO1" style:family="paragraph">
      <style:paragraph-properties fo:text-align="justify" fo:margin-top="0.0402in" fo:margin-bottom="0.0402in" fo:margin-left="0in" fo:margin-right="-0.5in" fo:text-indent="0in">
        <style:tab-stops/>
      </style:paragraph-properties>
    </style:style>
    <style:style style:name="T660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61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62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63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64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65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666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67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68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669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T670" style:parent-style-name="Основнойшрифтабзаца" style:family="text">
      <style:text-properties style:font-name="Times New Roman" style:font-name-asian="Noto Sans CJK SC Regular" style:font-name-complex="FreeSans" fo:font-style="italic" style:font-style-asian="italic" style:font-style-complex="italic"/>
    </style:style>
    <style:style style:name="T671" style:parent-style-name="Основнойшрифтабзаца" style:family="text">
      <style:text-properties style:font-name="Times New Roman" style:font-name-asian="Noto Sans CJK SC Regular" style:font-name-complex="FreeSans" style:text-position="sub 66.6%"/>
    </style:style>
    <style:style style:name="T672" style:parent-style-name="Основнойшрифтабзаца" style:family="text">
      <style:text-properties style:font-name="Times New Roman" style:font-name-asian="Noto Sans CJK SC Regular" style:font-name-complex="FreeSans"/>
    </style:style>
    <style:style style:name="P673" style:parent-style-name="Standard" style:family="paragraph">
      <style:paragraph-properties fo:text-align="justify" fo:margin-top="0.0402in" fo:margin-bottom="0.0402in" fo:margin-right="-0.5in"/>
    </style:style>
    <style:style style:name="P674" style:parent-style-name="Standard" style:family="paragraph">
      <style:paragraph-properties fo:text-align="justify" fo:margin-top="0.0402in" fo:margin-bottom="0.0402in" fo:margin-right="-0.5in"/>
      <style:text-properties style:font-name="Times New Roman" style:font-name-asian="Noto Sans CJK SC Regular" style:font-name-complex="FreeSans"/>
    </style:style>
    <style:style style:name="P675" style:parent-style-name="Standard" style:family="paragraph">
      <style:paragraph-properties fo:text-align="justify" fo:margin-top="0.0402in" fo:margin-bottom="0.0402in" fo:margin-right="-0.5in"/>
      <style:text-properties style:font-name="Times New Roman" style:font-name-asian="Noto Sans CJK SC Regular" style:font-name-complex="FreeSans"/>
    </style:style>
    <style:style style:name="P676" style:parent-style-name="Standard" style:family="paragraph">
      <style:paragraph-properties fo:text-align="justify" fo:margin-top="0.0402in" fo:margin-bottom="0.0402in" fo:margin-right="-0.5in"/>
      <style:text-properties style:font-name="Times New Roman" style:font-name-asian="Noto Sans CJK SC Regular" style:font-name-complex="FreeSans"/>
    </style:style>
    <style:style style:name="P677" style:parent-style-name="Standard" style:family="paragraph">
      <style:paragraph-properties fo:text-align="justify" fo:margin-top="0.0402in" fo:margin-bottom="0.0402in" fo:margin-right="-0.5in"/>
    </style:style>
    <style:style style:name="T678" style:parent-style-name="Основнойшрифтабзаца" style:family="text">
      <style:text-properties style:font-name="Times New Roman" style:font-name-asian="Noto Sans CJK SC Regular" style:font-name-complex="FreeSans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Варіант №16</text:p>
      <text:p text:style-name="P2"><text:span text:style-name="T3">Домовленості</text:span><text:span text:style-name="T4">: БФ - булева функція;<text:s/></text:span><text:span text:style-name="T5">Т</text:span><text:span text:style-name="T6">0</text:span><text:span text:style-name="T7">,<text:s/></text:span><text:span text:style-name="T8">Т</text:span><text:span text:style-name="T9">1</text:span><text:span text:style-name="T10">,<text:s/></text:span><text:bookmark-start text:name="__DdeLink__656_1770953849"/><text:span text:style-name="T11">L</text:span><text:span text:style-name="T12">,</text:span><text:bookmark-end text:name="__DdeLink__656_1770953849"/><text:span text:style-name="T13"><text:s/></text:span><text:span text:style-name="T14">M</text:span><text:span text:style-name="T15">,<text:s/></text:span><text:span text:style-name="T16">S</text:span><text:span text:style-name="T17"><text:s/>- множини БФ, що, відповідно, зберігають константу 0, константу 1, лінійних, монотонних і самодвоїстих; Р</text:span><text:span text:style-name="T18">2</text:span><text:span text:style-name="T19"><text:s/>− множина всіх БФ, ¬ і ¯ - знаки, що позначають операцію заперечення.</text:span></text:p>
      <text:list text:style-name="LFO1" text:continue-numbering="true">
        <text:list-item>
          <text:p text:style-name="P20"><text:span text:style-name="T21">Побудувати таблицю істинності БФ<text:s/></text:span><text:span text:style-name="T22">f</text:span><text:span text:style-name="T23">(</text:span><text:span text:style-name="T24">x</text:span><text:span text:style-name="T25">,<text:s/></text:span><text:span text:style-name="T26">y</text:span><text:span text:style-name="T27">,<text:s/></text:span><text:span text:style-name="T28">z</text:span><text:span text:style-name="T29">)</text:span><text:span text:style-name="T30"><text:s/></text:span><text:span text:style-name="T31">=<text:s/></text:span><text:bookmark-start text:name="__DdeLink__182_388296396"/><text:bookmark-end text:name="__DdeLink__182_388296396"/><draw:frame draw:style-name="a0" text:anchor-type="as-char" svg:x="0in" svg:y="0in" svg:width="0.09722in" svg:height="0.19444in" style:rel-width="scale" style:rel-height="scale"><draw:object xlink:href="Object 1/" xlink:type="simple" xlink:show="embed" xlink:actuate="onLoad"/></draw:frame><text:span text:style-name="T32">⊕</text:span><text:span text:style-name="T33"><text:s/>(</text:span><text:span text:style-name="T34">y</text:span><text:span text:style-name="T35"><text:s/></text:span><text:span text:style-name="T36">→</text:span><text:span text:style-name="T37"><text:s/></text:span><text:span text:style-name="T38">z</text:span><text:span text:style-name="T39">).</text:span></text:p>
        </text:list-item>
        <text:list-item>
          <text:p text:style-name="P40"><text:span text:style-name="T41">Для БФ<text:s/></text:span><text:span text:style-name="T42">f</text:span><text:span text:style-name="T43">(</text:span><text:span text:style-name="T44">x</text:span><text:span text:style-name="T45">,<text:s/></text:span><text:span text:style-name="T46">y</text:span><text:span text:style-name="T47">)</text:span><text:span text:style-name="T48"><text:s/></text:span><text:span text:style-name="T49">= (0011), що задана таблицею істинності (вектором значень), знайти рівну їй ДДНФ.</text:span></text:p>
        </text:list-item>
        <text:list-item>
          <text:p text:style-name="P50"><text:span text:style-name="T51">Для БФ<text:s/></text:span><text:span text:style-name="T52">f</text:span><text:span text:style-name="T53">(</text:span><text:span text:style-name="T54">x</text:span><text:span text:style-name="T55">,<text:s/></text:span><text:span text:style-name="T56">y</text:span><text:span text:style-name="T57">)</text:span><text:span text:style-name="T58"><text:s/></text:span><text:span text:style-name="T59">= (0011), що задана таблицею істинності (вектором значень), знайти рівну їй ДКНФ.</text:span></text:p>
        </text:list-item>
        <text:list-item>
          <text:p text:style-name="P60"><text:span text:style-name="T61">Для БФ<text:s/></text:span><text:span text:style-name="T62">f</text:span><text:span text:style-name="T63">(</text:span><text:span text:style-name="T64">x</text:span><text:span text:style-name="T65">,<text:s/></text:span><text:span text:style-name="T66">y</text:span><text:span text:style-name="T67">,<text:s/></text:span><text:span text:style-name="T68">z</text:span><text:span text:style-name="T69">)</text:span><text:span text:style-name="T70"><text:s/></text:span><text:span text:style-name="T71">=<text:s/></text:span><text:bookmark-start text:name="__DdeLink__182_38829639611"/><text:span text:style-name="T72">x</text:span><text:bookmark-end text:name="__DdeLink__182_38829639611"/><text:span text:style-name="T73"><text:s/></text:span><text:span text:style-name="T74">⊕<text:s/></text:span><text:span text:style-name="T75">¬(</text:span><text:span text:style-name="T76">y</text:span><text:span text:style-name="T77"><text:s/></text:span><text:span text:style-name="T78">→</text:span><text:span text:style-name="T79"><text:s/></text:span><text:span text:style-name="T80">z</text:span><text:span text:style-name="T81">), що задана аналітично, з</text:span><text:bookmark-start text:name="__DdeLink__188_9823469211"/><text:span text:style-name="T82">а допомогою рівноси</text:span><text:span text:style-name="T83">льних перетворень побудувати рівну їй ДДНФ</text:span><text:bookmark-end text:name="__DdeLink__188_9823469211"/><text:span text:style-name="T84">.</text:span></text:p>
        </text:list-item>
        <text:list-item>
          <text:p text:style-name="P85"><text:span text:style-name="T86">Для БФ<text:s/></text:span><text:span text:style-name="T87">f</text:span><text:span text:style-name="T88">(</text:span><text:span text:style-name="T89">x</text:span><text:span text:style-name="T90">,<text:s/></text:span><text:span text:style-name="T91">y</text:span><text:span text:style-name="T92">,<text:s/></text:span><text:span text:style-name="T93">z</text:span><text:span text:style-name="T94">)</text:span><text:span text:style-name="T95"><text:s/></text:span><text:span text:style-name="T96">=<text:s/></text:span><text:bookmark-start text:name="__DdeLink__182_3882963961"/><text:span text:style-name="T97">x</text:span><text:bookmark-end text:name="__DdeLink__182_3882963961"/><text:span text:style-name="T98"><text:s/></text:span><text:span text:style-name="T99">⊕<text:s/></text:span><text:span text:style-name="T100">¬(</text:span><text:span text:style-name="T101">y</text:span><text:span text:style-name="T102"><text:s/></text:span><text:span text:style-name="T103">→</text:span><text:span text:style-name="T104"><text:s/></text:span><text:span text:style-name="T105">z</text:span><text:span text:style-name="T106">), що задана аналітично<text:s/></text:span><text:span text:style-name="T107">(див. попередню задачу)</text:span><text:span text:style-name="T108">, з</text:span><text:bookmark-start text:name="__DdeLink__188_982346921"/><text:span text:style-name="T109">а допомогою рівносильних перетворень побудувати рівну їй ДКНФ</text:span><text:bookmark-end text:name="__DdeLink__188_982346921"/><text:span text:style-name="T110">.</text:span></text:p>
        </text:list-item>
        <text:list-item>
          <text:p text:style-name="P111"><text:span text:style-name="T112">Нехай задано<text:s/></text:span><text:span text:style-name="T113">ДКНФ</text:span><text:span text:style-name="T114"><text:s/>БФ<text:s/></text:span><text:span text:style-name="T115">f.</text:span><text:span text:style-name="T116"><text:s/>Описати процедуру побудови ДДНФ <text:s/>БФ<text:s/></text:span><text:span text:style-name="T117">f.</text:span></text:p>
        </text:list-item>
        <text:list-item>
          <text:p text:style-name="P118"><text:span text:style-name="T119">За векторами значень БФ<text:s/></text:span><text:span text:style-name="T120">f</text:span><text:span text:style-name="T121">(</text:span><text:span text:style-name="T122">х</text:span><text:span text:style-name="T123">1</text:span><text:span text:style-name="T124">,<text:s/></text:span><text:span text:style-name="T125">х</text:span><text:span text:style-name="T126">2</text:span><text:span text:style-name="T127">) = (1011) та БФ<text:s/></text:span><text:span text:style-name="T128">g</text:span><text:span text:style-name="T129">(</text:span><text:span text:style-name="T130">х</text:span><text:span text:style-name="T131">3</text:span><text:span text:style-name="T132">,<text:s/></text:span><text:span text:style-name="T133">х</text:span><text:span text:style-name="T134">4</text:span><text:span text:style-name="T135">) = (</text:span><text:span text:style-name="T136">0111) побудувати таблицю істинності БФ<text:s/></text:span><text:span text:style-name="T137">h</text:span><text:span text:style-name="T138">(</text:span><text:span text:style-name="T139">х</text:span><text:span text:style-name="T140">1</text:span><text:span text:style-name="T141">,<text:s/></text:span><text:span text:style-name="T142">х</text:span><text:span text:style-name="T143">2</text:span><text:span text:style-name="T144">,<text:s/></text:span><text:span text:style-name="T145">х</text:span><text:span text:style-name="T146">3</text:span><text:span text:style-name="T147">) =<text:s/></text:span><text:span text:style-name="T148">g</text:span><text:span text:style-name="T149">(</text:span><text:span text:style-name="T150">х</text:span><text:span text:style-name="T151">3</text:span><text:span text:style-name="T152">,<text:s/></text:span><text:span text:style-name="T153">f</text:span><text:span text:style-name="T154">(</text:span><text:span text:style-name="T155"><text:s/></text:span><text:span text:style-name="T156">х</text:span><text:span text:style-name="T157">1</text:span><text:span text:style-name="T158">,<text:s/></text:span><text:span text:style-name="T159">g</text:span><text:span text:style-name="T160">(</text:span><text:span text:style-name="T161">х</text:span><text:span text:style-name="T162">3</text:span><text:span text:style-name="T163">,<text:s/></text:span><text:span text:style-name="T164">х</text:span><text:span text:style-name="T165">2</text:span><text:span text:style-name="T166">))).</text:span></text:p>
        </text:list-item>
        <text:list-item>
          <text:p text:style-name="P167"><text:span text:style-name="T168">Визначити всі бінарні (зокрема, нульарні (константи) та унарні (БФ з одним аргументом), якщо вони є) БФ, які є результатом суперпозиції функцій із множини<text:s/></text:span><text:span text:style-name="T169">D</text:span><text:span text:style-name="T170"><text:s/>= {</text:span><text:span text:style-name="T171">х</text:span><text:span text:style-name="T172">⊕</text:span><text:span text:style-name="T173">у</text:span><text:span text:style-name="T174">,<text:s/></text:span><text:span text:style-name="T175">х</text:span><text:span text:style-name="T176">⊕</text:span><text:span text:style-name="T177">1</text:span><text:span text:style-name="T178">}.<text:s/></text:span><text:span text:style-name="T179">Відповідь обґрунтувати.</text:span></text:p>
        </text:list-item>
        <text:list-item>
          <text:p text:style-name="P180"><text:span text:style-name="T181">Подати функцію<text:s/></text:span><text:span text:style-name="T182">f</text:span><text:span text:style-name="T183"><text:s/>у вигляді формули над множиною операцій<text:s/></text:span><text:span text:style-name="T184">Н</text:span><text:span text:style-name="T185">, якщо <text:s/></text:span><text:span text:style-name="T186">f</text:span><text:span text:style-name="T187"><text:s/>=<text:s/></text:span><text:span text:style-name="T188">→,<text:s/></text:span><text:span text:style-name="T189">H</text:span><text:span text:style-name="T190"><text:s/>= {¯, ∧}.</text:span></text:p>
        </text:list-item>
        <text:list-item>
          <text:p text:style-name="P191"><text:span text:style-name="T192">Довести, що БФ <text:s/></text:span><text:span text:style-name="T193">f</text:span><text:span text:style-name="T194"><text:s text:c="2"/>не можна подати формулою над множиною операцій Н, якщо<text:s/></text:span><text:span text:style-name="T195">f</text:span><text:span text:style-name="T196"><text:s/>=<text:s/></text:span><text:span text:style-name="T197">↔</text:span><text:span text:style-name="T198">, <text:s text:c="8"/></text:span><text:span text:style-name="T199">Н</text:span><text:span text:style-name="T200"><text:s/></text:span><text:span text:style-name="T201">= {∨,∧,<text:s/></text:span><text:span text:style-name="T202">⊕</text:span><text:span text:style-name="T203">}.</text:span></text:p>
        </text:list-item>
        <text:list-item>
          <text:p text:style-name="P204"><text:span text:style-name="T205">Знайти розклад БФ<text:s/></text:span><text:span text:style-name="T206">f</text:span><text:span text:style-name="T207">(</text:span><text:span text:style-name="T208">х</text:span><text:span text:style-name="T209">1</text:span><text:span text:style-name="T210">,<text:s/></text:span><text:span text:style-name="T211">х</text:span><text:span text:style-name="T212">2</text:span><text:span text:style-name="T213">,<text:s/></text:span><text:span text:style-name="T214">х</text:span><text:span text:style-name="T215">3</text:span><text:span text:style-name="T216">,<text:s/></text:span><text:span text:style-name="T217">х</text:span><text:span text:style-name="T218">4</text:span><text:span text:style-name="T219">)</text:span><text:span text:style-name="T220">, що<text:s/></text:span><text:span text:style-name="T221">задана формулою<text:s/></text:span><text:span text:style-name="T222">А</text:span><text:span text:style-name="T223"><text:s/>= ((</text:span><text:span text:style-name="T224">х</text:span><text:span text:style-name="T225">1</text:span><text:span text:style-name="T226">∣</text:span><text:span text:style-name="T227">((</text:span><text:span text:style-name="T228">х</text:span><text:span text:style-name="T229">2</text:span><text:span text:style-name="T230"><text:s/></text:span><text:span text:style-name="T231">↔</text:span><text:span text:style-name="T232"><text:s/></text:span><text:span text:style-name="T233">х</text:span><text:span text:style-name="T234">1</text:span><text:span text:style-name="T235">)</text:span><text:span text:style-name="T236"><text:s/>→<text:s/></text:span><text:span text:style-name="T237">х</text:span><text:span text:style-name="T238">3</text:span><text:span text:style-name="T239">)↓(</text:span><text:span text:style-name="T240">¬</text:span><text:span text:style-name="T241">х</text:span><text:span text:style-name="T242">4</text:span><text:span text:style-name="T243">)), за змінними із Z={</text:span><text:span text:style-name="T244">х</text:span><text:span text:style-name="T245">1</text:span><text:span text:style-name="T246">,<text:s/></text:span><text:span text:style-name="T247">х</text:span><text:span text:style-name="T248">2</text:span><text:span text:style-name="T249">}.</text:span></text:p>
        </text:list-item>
        <text:list-item>
          <text:p text:style-name="P250"><text:span text:style-name="T251">Для БФ<text:s/></text:span><text:span text:style-name="T252">f</text:span><text:span text:style-name="T253">(</text:span><text:span text:style-name="T254">x</text:span><text:span text:style-name="T255">,<text:s/></text:span><text:span text:style-name="T256">y</text:span><text:span text:style-name="T257">,<text:s/></text:span><text:span text:style-name="T258">z</text:span><text:span text:style-name="T259">) = (11111010) за означенням фіктивної (чи істотної) змінної встановити, якою - фіктивною чи істотною<text:s/></text:span><text:span text:style-name="T260">−</text:span><text:span text:style-name="T261"><text:s/>є змінна<text:s/></text:span><text:span text:style-name="T262">у</text:span><text:span text:style-name="T263">.</text:span></text:p>
        </text:list-item>
        <text:list-item>
          <text:p text:style-name="P264"><text:span text:style-name="T265">Для ДДНФ БФ<text:s/></text:span><text:span text:style-name="T266">f</text:span><text:span text:style-name="T267">(</text:span><text:span text:style-name="T268">x</text:span><text:span text:style-name="T269">,<text:s/></text:span><text:span text:style-name="T270">y</text:span><text:span text:style-name="T271">,<text:s/></text:span><text:span text:style-name="T272">z</text:span><text:span text:style-name="T273">) =<text:s/></text:span><text:span text:style-name="T274">x</text:span><draw:frame draw:style-name="a1" text:anchor-type="as-char" svg:x="0in" svg:y="0in" svg:width="0.09722in" svg:height="0.19444in" style:rel-width="scale" style:rel-height="scale"><draw:object xlink:href="Object 2/" xlink:type="simple" xlink:show="embed" xlink:actuate="onLoad"/></draw:frame><text:span text:style-name="T275">z</text:span><text:span text:style-name="T276">∨</text:span><draw:frame draw:style-name="a2" text:anchor-type="as-char" svg:x="0in" svg:y="0in" svg:width="0.09722in" svg:height="0.19444in" style:rel-width="scale" style:rel-height="scale"><draw:object xlink:href="Object 3/" xlink:type="simple" xlink:show="embed" xlink:actuate="onLoad"/></draw:frame><text:span text:style-name="T277">у</text:span><text:span text:style-name="T278">z</text:span><text:span text:style-name="T279">∨</text:span><draw:frame draw:style-name="a3" text:anchor-type="as-char" svg:x="0in" svg:y="0in" svg:width="0.27778in" svg:height="0.19444in" style:rel-width="scale" style:rel-height="scale"><draw:object xlink:href="Object 4/" xlink:type="simple" xlink:show="embed" xlink:actuate="onLoad"/></draw:frame><text:span text:style-name="T280"><text:s/></text:span><text:span text:style-name="T281">побудувати рівний їй<text:s/></text:span><text:bookmark-start text:name="__DdeLink__1066_1401347031"/><text:span text:style-name="T282">поліном Жегалкіна</text:span><text:bookmark-end text:name="__DdeLink__1066_1401347031"/><text:span text:style-name="T283">.</text:span></text:p>
        </text:list-item>
        <text:list-item>
          <text:p text:style-name="P284"><text:span text:style-name="T285">Скориставшись методом невизначених коефіцієнтів, подати БФ<text:s/></text:span><text:span text:style-name="T286">f</text:span><text:span text:style-name="T287">(</text:span><text:span text:style-name="T288">x</text:span><text:span text:style-name="T289">,<text:s/></text:span><text:span text:style-name="T290">y</text:span><text:span text:style-name="T291">,<text:s/></text:span><text:span text:style-name="T292">z</text:span><text:span text:style-name="T293">) = (10100101) у вигляді<text:s/></text:span><text:bookmark-start text:name="__DdeLink__1066_14013470311"/><text:span text:style-name="T294">поліному Жегалкіна</text:span><text:bookmark-end text:name="__DdeLink__1066_14013470311"/><text:span text:style-name="T295">.</text:span></text:p>
        </text:list-item>
        <text:list-item>
          <text:p text:style-name="P296"><text:span text:style-name="T297">Довести, що<text:s/></text:span><text:span text:style-name="T298">х</text:span><text:span text:style-name="T299">і</text:span><text:span text:style-name="T300"><text:s/>- фіктивна змінна БФ<text:s/></text:span><text:span text:style-name="T301">f</text:span><text:span text:style-name="T302">(</text:span><text:span text:style-name="T303">х</text:span><text:span text:style-name="T304">1</text:span><text:span text:style-name="T305">,<text:s/></text:span><text:span text:style-name="T306">х</text:span><text:span text:style-name="T307">2</text:span><text:span text:style-name="T308">, ...,<text:s/></text:span><text:span text:style-name="T309">х</text:span><text:span text:style-name="T310">n</text:span><text:span text:style-name="T311">) тоді і лише тоді, коли<text:s/></text:span><text:span text:style-name="T312">х</text:span><text:span text:style-name="T313">і</text:span><text:span text:style-name="T314"><text:s/>явно не входить у поліном Жегалкіна цієї функції.</text:span></text:p>
        </text:list-item>
        <text:list-item>
          <text:p text:style-name="P315"><text:span text:style-name="T316">Показати, що кількість булевих функцій, що суттєво залежать від n аргументів, визначається рекурентним співвідношенням A</text:span><text:span text:style-name="T317">n</text:span><text:span text:style-name="T318"><text:s/>=<text:s/></text:span><draw:frame draw:style-name="a4" text:anchor-type="as-char" svg:x="0in" svg:y="0in" svg:width="0.23611in" svg:height="0.22222in" style:rel-width="scale" style:rel-height="scale"><draw:object xlink:href="Object 5/" xlink:type="simple" xlink:show="embed" xlink:actuate="onLoad"/></draw:frame><text:span text:style-name="T319"><text:s/>-<text:s/></text:span><draw:frame draw:style-name="a5" text:anchor-type="as-char" svg:x="0in" svg:y="0in" svg:width="0.51389in" svg:height="0.20833in" style:rel-width="scale" style:rel-height="scale"><draw:object xlink:href="Object 6/" xlink:type="simple" xlink:show="embed" xlink:actuate="onLoad"/></draw:frame><text:span text:style-name="T320">A</text:span><text:span text:style-name="T321">i</text:span><text:span text:style-name="T322">, де<text:s/></text:span><text:span text:style-name="T323">A</text:span><text:span text:style-name="T324">i</text:span><text:span text:style-name="T325"><text:s/>-</text:span><text:span text:style-name="T326"><text:s/>кількість булевих функцій, що суттєво залежать від<text:s/></text:span><text:span text:style-name="T327">i</text:span><text:span text:style-name="T328"><text:s/>аргументів.</text:span></text:p>
        </text:list-item>
        <text:list-item>
          <text:p text:style-name="P329"><text:span text:style-name="T330">Довизначити БФ<text:s/></text:span><text:span text:style-name="T331">f <text:s/>=<text:s/></text:span><text:span text:style-name="T332">(1**11*0*), з</text:span><text:span text:style-name="T333">амінивши у кортежі (</text:span><text:span text:style-name="T334">1**11*0*</text:span><text:span text:style-name="T335">) зірочки символами 0 і 1 так, щоб утворився вектор значень деякої лінійної функції<text:s/></text:span><text:span text:style-name="T336">f</text:span><text:span text:style-name="T337">. Записати отриману функцію<text:s/></text:span><text:span text:style-name="T338">f<text:s/></text:span><text:span text:style-name="T339">аналітично. Ві</text:span><text:span text:style-name="T340">дповідь обґрунтувати.</text:span></text:p>
        </text:list-item>
        <text:list-item>
          <text:p text:style-name="P341"><text:span text:style-name="T342">Чи <text:s/>є монотонною БФ<text:s/></text:span><text:span text:style-name="T343">f</text:span><text:span text:style-name="T344">(</text:span><text:span text:style-name="T345">х</text:span><text:span text:style-name="T346">1</text:span><text:span text:style-name="T347">,<text:s/></text:span><text:span text:style-name="T348">х</text:span><text:span text:style-name="T349">2</text:span><text:span text:style-name="T350">,<text:s/></text:span><text:span text:style-name="T351">х</text:span><text:span text:style-name="T352">3</text:span><text:span text:style-name="T353">) = (00110001)? Відповідь обґрунтувати.</text:span></text:p>
        </text:list-item>
        <text:list-item>
          <text:p text:style-name="P354"><text:span text:style-name="T355">Довести, що для довільної монотонної БФ<text:s/></text:span><text:span text:style-name="T356">f</text:span><text:span text:style-name="T357">(</text:span><text:span text:style-name="T358">х</text:span><text:span text:style-name="T359">1</text:span><text:span text:style-name="T360">,<text:s/></text:span><text:span text:style-name="T361">х</text:span><text:span text:style-name="T362">2</text:span><text:span text:style-name="T363">, ...,<text:s/></text:span><text:span text:style-name="T364">х</text:span><text:span text:style-name="T365">n</text:span><text:span text:style-name="T366">) справедливий розклад: <text:s text:c="8"/></text:span><text:span text:style-name="T367"><text:s text:c="11"/>f</text:span><text:span text:style-name="T368">(</text:span><text:span text:style-name="T369">х</text:span><text:span text:style-name="T370">1</text:span><text:span text:style-name="T371">,<text:s/></text:span><text:span text:style-name="T372">х</text:span><text:span text:style-name="T373">2</text:span><text:span text:style-name="T374">, ...,<text:s/></text:span><text:span text:style-name="T375">х</text:span><text:span text:style-name="T376">n</text:span><text:span text:style-name="T377">) =<text:s/></text:span><text:span text:style-name="T378">х</text:span><text:span text:style-name="T379">1</text:span><text:span text:style-name="T380">f</text:span><text:span text:style-name="T381">(1,<text:s/></text:span><text:span text:style-name="T382">х</text:span><text:span text:style-name="T383">2</text:span><text:span text:style-name="T384">, ...,<text:s/></text:span><text:span text:style-name="T385">х</text:span><text:span text:style-name="T386">n</text:span><text:span text:style-name="T387">)</text:span><text:span text:style-name="T388">∨</text:span><text:span text:style-name="T389">f</text:span><text:span text:style-name="T390">(0,<text:s/></text:span><text:span text:style-name="T391">х</text:span><text:span text:style-name="T392">2</text:span><text:span text:style-name="T393">, ...,<text:s/></text:span><text:span text:style-name="T394">х</text:span><text:span text:style-name="T395">n</text:span><text:span text:style-name="T396">).</text:span><text:span text:style-name="T397"><text:s/></text:span></text:p>
        </text:list-item>
        <text:list-item>
          <text:p text:style-name="P398"><text:span text:style-name="T399">Довести, що довільна монотонна БФ, що відмінна від константи, може бути представлена КНФ без заперечень.</text:span></text:p>
        </text:list-item>
        <text:list-item>
          <text:p text:style-name="P400"><text:span text:style-name="T401">Знайти двоїсту БФ для БФ<text:s/></text:span><text:span text:style-name="T402">f</text:span><text:span text:style-name="T403">(</text:span><text:span text:style-name="T404">x</text:span><text:span text:style-name="T405">,<text:s/></text:span><text:span text:style-name="T406">y</text:span><text:span text:style-name="T407">,<text:s/></text:span><text:span text:style-name="T408">z</text:span><text:span text:style-name="T409">) = (10011100). Відповідь обґрунтувати.</text:span></text:p>
        </text:list-item>
        <text:list-item>
          <text:p text:style-name="P410"><text:span text:style-name="T411">Чи є БФ<text:s/></text:span><text:span text:style-name="T412">f</text:span><text:span text:style-name="T413">(</text:span><text:span text:style-name="T414">x</text:span><text:span text:style-name="T415">,<text:s/></text:span><text:span text:style-name="T416">y</text:span><text:span text:style-name="T417">,<text:s/></text:span><text:span text:style-name="T418">z</text:span><text:span text:style-name="T419">) = (10011100) (див. попередню задачу) самодвоїстою? Відпові</text:span><text:span text:style-name="T420">дь обґрунтувати.</text:span></text:p>
        </text:list-item>
        <text:list-item>
          <text:p text:style-name="P421"><text:span text:style-name="T422">Знайти (аналітично) двоїсту БФ до БФ<text:s/></text:span><text:span text:style-name="T423">f</text:span><text:span text:style-name="T424">(</text:span><text:span text:style-name="T425">x</text:span><text:span text:style-name="T426">,<text:s/></text:span><text:span text:style-name="T427">y</text:span><text:span text:style-name="T428">) = <text:s/></text:span><text:bookmark-start text:name="__DdeLink__182_388296396111"/><text:span text:style-name="T429">x</text:span><text:bookmark-end text:name="__DdeLink__182_388296396111"/><text:span text:style-name="T430">↔</text:span><text:span text:style-name="T431">y</text:span><text:span text:style-name="T432">.</text:span></text:p>
        </text:list-item>
        <text:list-item>
          <text:p text:style-name="P433"><text:span text:style-name="T434">Визначити кількість БФ від<text:s/></text:span><text:span text:style-name="T435">n</text:span><text:span text:style-name="T436"><text:s/>змінних, що</text:span><text:span text:style-name="T437"><text:s/>належать множині<text:s/></text:span><text:bookmark-start text:name="__DdeLink__608_141887944"/><text:span text:style-name="T438">Т</text:span><text:span text:style-name="T439">0</text:span><text:bookmark-end text:name="__DdeLink__608_141887944"/><text:span text:style-name="T440">.<text:s/></text:span><text:span text:style-name="T441">Відповідь обґрунтувати.</text:span></text:p>
        </text:list-item>
        <text:list-item>
          <text:p text:style-name="P442"><text:span text:style-name="T443">Визначити кількість БФ від<text:s/></text:span><text:span text:style-name="T444">n</text:span><text:span text:style-name="T445"><text:s/>змінних, що належать множині<text:s/></text:span><text:bookmark-start text:name="__DdeLink__608_1418879442"/><text:span text:style-name="T446">L</text:span><text:bookmark-end text:name="__DdeLink__608_1418879442"/><text:span text:style-name="T447">.<text:s/></text:span><text:span text:style-name="T448">Відповідь обґрунтувати.</text:span></text:p>
        </text:list-item>
        <text:list-item>
          <text:p text:style-name="P449"><text:span text:style-name="T450">Визначити кількість БФ від<text:s/></text:span><text:span text:style-name="T451">n</text:span><text:span text:style-name="T452"><text:s/>змінних, що належать множині<text:s/></text:span><text:bookmark-start text:name="__DdeLink__608_14188794421"/><text:span text:style-name="T453">S</text:span><text:bookmark-end text:name="__DdeLink__608_14188794421"/><text:span text:style-name="T454">.<text:s/></text:span><text:span text:style-name="T455">Відповідь обґрунтувати.</text:span></text:p>
        </text:list-item>
        <text:list-item>
          <text:p text:style-name="P456"><text:span text:style-name="T457">Визначити кількість БФ від<text:s/></text:span><text:span text:style-name="T458">n</text:span><text:span text:style-name="T459"><text:s/>змінних, що</text:span><text:span text:style-name="T460"><text:s/>належать множині<text:s/></text:span><text:bookmark-start text:name="__DdeLink__608_141887944211"/><text:span text:style-name="T461">L</text:span><text:bookmark-end text:name="__DdeLink__608_141887944211"/><text:span text:style-name="T462"><text:s/></text:span><text:span text:style-name="T463">∩</text:span><text:span text:style-name="T464"><text:s/></text:span><text:span text:style-name="T465">S</text:span><text:span text:style-name="T466">.<text:s/></text:span><text:span text:style-name="T467">Відповідь обґрунтувати.</text:span></text:p>
        </text:list-item>
        <text:list-item>
          <text:p text:style-name="P468"><text:span text:style-name="T469">Визначити кількість</text:span><text:span text:style-name="T470"><text:s/>БФ від n змінних, що належать множині<text:s/></text:span><text:span text:style-name="T471">М</text:span><text:span text:style-name="T472">\(</text:span><text:span text:style-name="T473">Т</text:span><text:span text:style-name="T474">0</text:span><text:bookmark-start text:name="__DdeLink__608_141887944121"/><text:span text:style-name="T475">∪</text:span><text:bookmark-start text:name="__DdeLink__608_1418879444"/><text:bookmark-start text:name="__DdeLink__608_141887944111"/><text:bookmark-start text:name="__DdeLink__608_141887944131"/><text:bookmark-end text:name="__DdeLink__608_141887944121"/><text:bookmark-end text:name="__DdeLink__608_1418879444"/><text:bookmark-end text:name="__DdeLink__608_141887944111"/><text:bookmark-end text:name="__DdeLink__608_141887944131"/><text:span text:style-name="T476">Т</text:span><text:span text:style-name="T477">1</text:span><text:span text:style-name="T478">). Відповідь обґрунтувати.</text:span></text:p>
        </text:list-item>
        <text:list-item>
          <text:p text:style-name="P479"><text:span text:style-name="T480">Довести, що не існує самодвоїстої БФ, істотно залежної від двох<text:s/></text:span><text:span text:style-name="T481">змінних.</text:span></text:p>
        </text:list-item>
        <text:list-item>
          <text:p text:style-name="P482"><text:span text:style-name="T483">Довести, якщо<text:s/></text:span><text:span text:style-name="T484">f</text:span><text:span text:style-name="T485"><text:s/>не є константою, а<text:s/></text:span><text:span text:style-name="T486">f</text:span><text:span text:style-name="T487"><text:s/></text:span><text:span text:style-name="T488">∨</text:span><text:span text:style-name="T489">f</text:span><text:span text:style-name="T490">*</text:span><text:span text:style-name="T491"><text:s/>- константа, то <text:s/></text:span><text:span text:style-name="T492">f</text:span><text:span text:style-name="T493">∉</text:span><text:span text:style-name="T494">М</text:span><text:span text:style-name="T495">∪</text:span><text:bookmark-start text:name="__DdeLink__608_1418879442121"/><text:span text:style-name="T496">S</text:span><text:bookmark-end text:name="__DdeLink__608_1418879442121"/><text:span text:style-name="T497">.</text:span></text:p>
        </text:list-item>
        <text:list-item>
          <text:p text:style-name="P498"><text:span text:style-name="T499">Чи справедливим є твердження: якщо булева ф</text:span><text:span text:style-name="T500">ункція істотно залежить більш ніж від однієї змінної і є лінійною, то вона не є монотонною? Відповідь обґрунтувати.</text:span></text:p>
        </text:list-item>
        <text:list-item>
          <text:p text:style-name="P501"><text:span text:style-name="T502">Користуючись методом зведення до функціонально повної системи<text:s/></text:span><text:span text:style-name="T503">Σ</text:span><text:span text:style-name="T504">0</text:span><text:span text:style-name="T505"><text:s/>= {</text:span><text:span text:style-name="T506">∨,∧, ¯</text:span><text:span text:style-name="T507">},<text:s/></text:span><text:span text:style-name="T508">Σ</text:span><text:span text:style-name="T509">1</text:span><text:span text:style-name="T510"><text:s/>= {</text:span><text:span text:style-name="T511">∨, ¯</text:span><text:span text:style-name="T512">}, або<text:s/></text:span><text:span text:style-name="T513">Σ</text:span><text:span text:style-name="T514">2</text:span><text:span text:style-name="T515"><text:s/>= {</text:span><text:span text:style-name="T516">∧, ¯</text:span><text:span text:style-name="T517">}, довести функціональну повноту системи<text:s/></text:span><text:span text:style-name="T518">Σ</text:span><text:span text:style-name="T519"><text:s/>= {</text:span><text:span text:style-name="T520">х</text:span><text:span text:style-name="T521">→</text:span><text:span text:style-name="T522">у</text:span><text:span text:style-name="T523">,<text:s/></text:span><draw:frame draw:style-name="a6" text:anchor-type="as-char" svg:x="0in" svg:y="0in" svg:width="0.09722in" svg:height="0.19444in" style:rel-width="scale" style:rel-height="scale"><draw:object xlink:href="Object 7/" xlink:type="simple" xlink:show="embed" xlink:actuate="onLoad"/></draw:frame><text:span text:style-name="T524">}.</text:span></text:p>
        </text:list-item>
        <text:list-item>
          <text:p text:style-name="P525"><text:span text:style-name="T526">Чи є функціонально повною система БФ<text:s/></text:span><text:span text:style-name="T527">Σ =<text:s/></text:span><text:span text:style-name="T528">{</text:span><text:span text:style-name="T529">∨,∧,<text:s/></text:span><text:span text:style-name="T530">⊕, 0</text:span><text:span text:style-name="T531">}? Відповідь обґрунтувати.</text:span></text:p>
        </text:list-item>
        <text:list-item>
          <text:p text:style-name="P532"><text:span text:style-name="T533">Чи є базисом в Р</text:span><text:span text:style-name="T534">2</text:span><text:span text:style-name="T535"><text:s/>система БФ<text:s/></text:span><text:span text:style-name="T536">Σ</text:span><text:span text:style-name="T537"><text:s/>= {</text:span><text:span text:style-name="T538">∨,∧, <text:s/>¯</text:span><text:span text:style-name="T539">}? Відповідь обґрунтувати.</text:span></text:p>
        </text:list-item>
        <text:list-item>
          <text:p text:style-name="P540"><text:span text:style-name="T541">Чи є функціонально повною си</text:span><text:span text:style-name="T542">стема БФ<text:s/></text:span><text:span text:style-name="T543">Σ =<text:s/></text:span><text:span text:style-name="T544">{(11)</text:span><text:span text:style-name="T545">,<text:s/></text:span><text:span text:style-name="T546">(0111)</text:span><text:span text:style-name="T547">,<text:s/></text:span><text:span text:style-name="T548">(00110111)</text:span><text:span text:style-name="T549">}? Відповідь обґрунтувати.</text:span></text:p>
        </text:list-item>
        <text:list-item>
          <text:p text:style-name="P550"><text:span text:style-name="T551">Довести, що коли <text:s/></text:span><text:span text:style-name="T552">f</text:span><text:span text:style-name="T553">∉</text:span><text:span text:style-name="T554">Т</text:span><text:span text:style-name="T555">0</text:span><text:span text:style-name="T556"><text:s/></text:span><text:span text:style-name="T557">∪</text:span><text:span text:style-name="T558"><text:s/></text:span><text:span text:style-name="T559">Т</text:span><text:span text:style-name="T560">1</text:span><text:span text:style-name="T561">∪</text:span><text:bookmark-start text:name="__DdeLink__608_141887944212"/><text:span text:style-name="T562">S</text:span><text:bookmark-end text:name="__DdeLink__608_141887944212"/><text:span text:style-name="T563">, то {<text:s/></text:span><text:span text:style-name="T564">f</text:span><text:span text:style-name="T565">} − функціонально повна система.</text:span></text:p>
        </text:list-item>
        <text:list-item>
          <text:p text:style-name="P566"><text:span text:style-name="T567">Чи існує базис в P</text:span><text:span text:style-name="T568">2</text:span><text:span text:style-name="T569">, що складається з таких чотирьох функцій<text:s/></text:span><text:span text:style-name="T570">f</text:span><text:span text:style-name="T571">1</text:span><text:span text:style-name="T572">,<text:s/></text:span><text:span text:style-name="T573">f</text:span><text:span text:style-name="T574">2</text:span><text:span text:style-name="T575">,<text:s/></text:span><text:span text:style-name="T576">f</text:span><text:span text:style-name="T577">3</text:span><text:span text:style-name="T578">,<text:s/></text:span><text:span text:style-name="T579">f</text:span><text:span text:style-name="T580">4</text:span><text:span text:style-name="T581">, що<text:s/></text:span><text:span text:style-name="T582">f</text:span><text:span text:style-name="T583">1</text:span><text:span text:style-name="T584">∉</text:span><text:span text:style-name="T585">Т</text:span><text:span text:style-name="T586">0</text:span><text:span text:style-name="T587">,<text:s/></text:span><text:span text:style-name="T588">f</text:span><text:span text:style-name="T589">2</text:span><text:span text:style-name="T590">∉</text:span><text:span text:style-name="T591">Т</text:span><text:span text:style-name="T592">1</text:span><text:span text:style-name="T593">,<text:s/></text:span><text:span text:style-name="T594">f</text:span><text:span text:style-name="T595">3</text:span><text:span text:style-name="T596">∉</text:span><text:span text:style-name="T597">L</text:span><text:span text:style-name="T598">,<text:s/></text:span><text:span text:style-name="T599">f</text:span><text:span text:style-name="T600">4</text:span><text:span text:style-name="T601">∉</text:span><text:span text:style-name="T602">S? Відповідь обґрунтувати.</text:span></text:p>
        </text:list-item>
        <text:list-item>
          <text:p text:style-name="P603"><text:span text:style-name="T604">Мінімізувати БФ</text:span><text:span text:style-name="T605"><text:s/></text:span><text:span text:style-name="T606">f</text:span><text:span text:style-name="T607"><text:s/>за допомогою методу Блейка і методу “перебору”, якщо <text:s text:c="2"/></text:span><text:span text:style-name="T608"><text:s text:c="26"/>f</text:span><text:span text:style-name="T609">(</text:span><text:span text:style-name="T610">x</text:span><text:span text:style-name="T611">,<text:s/></text:span><text:span text:style-name="T612">y</text:span><text:span text:style-name="T613">,<text:s/></text:span><text:span text:style-name="T614">z</text:span><text:span text:style-name="T615">) =<text:s/></text:span><text:span text:style-name="T616">x</text:span><text:span text:style-name="T617">(</text:span><text:span text:style-name="T618">у</text:span><text:span text:style-name="T619">∨</text:span><draw:frame draw:style-name="a7" text:anchor-type="as-char" svg:x="0in" svg:y="0in" svg:width="0.09722in" svg:height="0.19444in" style:rel-width="scale" style:rel-height="scale"><draw:object xlink:href="Object 8/" xlink:type="simple" xlink:show="embed" xlink:actuate="onLoad"/></draw:frame><text:span text:style-name="T620">z)</text:span><text:span text:style-name="T621">∨</text:span><text:span text:style-name="T622"><text:s/>¬((</text:span><draw:frame draw:style-name="a8" text:anchor-type="as-char" svg:x="0in" svg:y="0in" svg:width="0.09722in" svg:height="0.19444in" style:rel-width="scale" style:rel-height="scale"><draw:object xlink:href="Object 9/" xlink:type="simple" xlink:show="embed" xlink:actuate="onLoad"/></draw:frame><text:span text:style-name="T623">∨</text:span><draw:frame draw:style-name="a9" text:anchor-type="as-char" svg:x="0in" svg:y="0in" svg:width="0.08333in" svg:height="0.19444in" style:rel-width="scale" style:rel-height="scale"><draw:object xlink:href="Object 10/" xlink:type="simple" xlink:show="embed" xlink:actuate="onLoad"/></draw:frame><text:span text:style-name="T624">)(</text:span><text:span text:style-name="T625">у</text:span><text:span text:style-name="T626">∨</text:span><draw:frame draw:style-name="a10" text:anchor-type="as-char" svg:x="0in" svg:y="0in" svg:width="0.08333in" svg:height="0.19444in" style:rel-width="scale" style:rel-height="scale"><draw:object xlink:href="Object 11/" xlink:type="simple" xlink:show="embed" xlink:actuate="onLoad"/></draw:frame><text:span text:style-name="T627">))∨</text:span><draw:frame draw:style-name="a11" text:anchor-type="as-char" svg:x="0in" svg:y="0in" svg:width="0.19444in" svg:height="0.19444in" style:rel-width="scale" style:rel-height="scale"><draw:object xlink:href="Object 12/" xlink:type="simple" xlink:show="embed" xlink:actuate="onLoad"/></draw:frame><text:span text:style-name="T628">.</text:span><text:span text:style-name="T629"><text:s text:c="3"/></text:span></text:p>
        </text:list-item>
        <text:list-item>
          <text:p text:style-name="P630"><text:span text:style-name="T631">Мінімізувати БФ<text:s/></text:span><text:span text:style-name="T632">f</text:span><text:span text:style-name="T633"><text:s/>за допомогою методу Блейка і методу Петрика, якщо</text:span><text:span text:style-name="T634"><text:s text:c="34"/>f</text:span><text:span text:style-name="T635">(</text:span><text:span text:style-name="T636">x</text:span><text:span text:style-name="T637">,<text:s/></text:span><text:span text:style-name="T638">y</text:span><text:span text:style-name="T639">,<text:s/></text:span><text:span text:style-name="T640">z</text:span><text:span text:style-name="T641">) =<text:s/></text:span><text:span text:style-name="T642">x</text:span><text:span text:style-name="T643">(</text:span><text:span text:style-name="T644">у</text:span><text:span text:style-name="T645">∨</text:span><draw:frame draw:style-name="a12" text:anchor-type="as-char" svg:x="0in" svg:y="0in" svg:width="0.09722in" svg:height="0.19444in" style:rel-width="scale" style:rel-height="scale"><draw:object xlink:href="Object 13/" xlink:type="simple" xlink:show="embed" xlink:actuate="onLoad"/></draw:frame><text:span text:style-name="T646">z)</text:span><text:span text:style-name="T647">∨</text:span><text:span text:style-name="T648"><text:s/>¬((</text:span><draw:frame draw:style-name="a13" text:anchor-type="as-char" svg:x="0in" svg:y="0in" svg:width="0.09722in" svg:height="0.19444in" style:rel-width="scale" style:rel-height="scale"><draw:object xlink:href="Object 14/" xlink:type="simple" xlink:show="embed" xlink:actuate="onLoad"/></draw:frame><text:span text:style-name="T649">∨</text:span><draw:frame draw:style-name="a14" text:anchor-type="as-char" svg:x="0in" svg:y="0in" svg:width="0.08333in" svg:height="0.19444in" style:rel-width="scale" style:rel-height="scale"><draw:object xlink:href="Object 15/" xlink:type="simple" xlink:show="embed" xlink:actuate="onLoad"/></draw:frame><text:span text:style-name="T650">)(</text:span><text:span text:style-name="T651">у</text:span><text:span text:style-name="T652">∨</text:span><draw:frame draw:style-name="a15" text:anchor-type="as-char" svg:x="0in" svg:y="0in" svg:width="0.08333in" svg:height="0.19444in" style:rel-width="scale" style:rel-height="scale"><draw:object xlink:href="Object 16/" xlink:type="simple" xlink:show="embed" xlink:actuate="onLoad"/></draw:frame><text:span text:style-name="T653">))∨</text:span><draw:frame draw:style-name="a16" text:anchor-type="as-char" svg:x="0in" svg:y="0in" svg:width="0.19444in" svg:height="0.19444in" style:rel-width="scale" style:rel-height="scale"><draw:object xlink:href="Object 17/" xlink:type="simple" xlink:show="embed" xlink:actuate="onLoad"/></draw:frame><text:span text:style-name="T654">.</text:span></text:p>
        </text:list-item>
        <text:list-item>
          <text:p text:style-name="P655"><text:span text:style-name="T656">Довести, що жодна проста імпліканта монотонної БФ не містить заперечень змінних.</text:span></text:p>
        </text:list-item>
        <text:list-item>
          <text:p text:style-name="P657"><text:span text:style-name="T658">Довести, що скорочена ДНФ, що представляє монотонну БФ, є мінімальною ДНФ.</text:span></text:p>
        </text:list-item>
        <text:list-item>
          <text:p text:style-name="P659"><text:span text:style-name="T660">Визначити число тупикових ДНФ та число мінімальних ДНФ булевої функції <text:s text:c="14"/></text:span><text:span text:style-name="T661"><text:s text:c="7"/></text:span><text:span text:style-name="T662">f</text:span><text:span text:style-name="T663">(</text:span><text:span text:style-name="T664">х</text:span><text:span text:style-name="T665">1</text:span><text:span text:style-name="T666">,<text:s/></text:span><text:span text:style-name="T667">х</text:span><text:span text:style-name="T668">2</text:span><text:span text:style-name="T669">, ...,<text:s/></text:span><text:span text:style-name="T670">х</text:span><text:span text:style-name="T671">n</text:span><text:span text:style-name="T672">) = (011111...110).</text:span></text:p>
        </text:list-item>
      </text:list>
      <text:p text:style-name="P673"/>
      <text:p text:style-name="P674"/>
      <text:p text:style-name="P675"/>
      <text:p text:style-name="P676"/>
      <text:p text:style-name="P677"><text:span text:style-name="T67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Symbola" svg:font-family="Symbola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Ігор Ольховатий</dc:creator>
    <meta:creation-date>2021-03-09T05:36:00Z</meta:creation-date>
    <dc:date>2022-02-23T18:20:00Z</dc:date>
    <meta:template xlink:href="Normal.dotm" xlink:type="simple"/>
    <meta:editing-cycles>11</meta:editing-cycles>
    <meta:editing-duration>PT20040S</meta:editing-duration>
    <meta:document-statistic meta:page-count="2" meta:paragraph-count="9" meta:word-count="729" meta:character-count="4878" meta:row-count="34" meta:non-whitespace-character-count="4158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</mml:math>
</file>

<file path=Object 10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1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2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  <mml:mover accent="true">
    <mml:mrow>
      <mml:mi>y</mml:mi>
    </mml:mrow>
    <mml:mo>-</mml:mo>
  </mml:mover>
</mml:math>
</file>

<file path=Object 13/content.xml><?xml version="1.0" encoding="utf-8"?>
<mml:math xmlns:mml="http://www.w3.org/1998/Math/MathML" xmlns:m="http://schemas.openxmlformats.org/officeDocument/2006/math">
  <mml:mover accent="true">
    <mml:mrow>
      <mml:mi>y</mml:mi>
    </mml:mrow>
    <mml:mo>-</mml:mo>
  </mml:mover>
</mml:math>
</file>

<file path=Object 14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</mml:math>
</file>

<file path=Object 15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6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7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  <mml:mover accent="true">
    <mml:mrow>
      <mml:mi>y</mml:mi>
    </mml:mrow>
    <mml:mo>-</mml:mo>
  </mml:mover>
</mml:math>
</file>

<file path=Object 2/content.xml><?xml version="1.0" encoding="utf-8"?>
<mml:math xmlns:mml="http://www.w3.org/1998/Math/MathML" xmlns:m="http://schemas.openxmlformats.org/officeDocument/2006/math">
  <mml:mover accent="true">
    <mml:mrow>
      <mml:mi>y</mml:mi>
    </mml:mrow>
    <mml:mo>-</mml:mo>
  </mml:mover>
</mml:math>
</file>

<file path=Object 3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</mml:math>
</file>

<file path=Object 4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  <mml:mover accent="true">
    <mml:mrow>
      <mml:mi>y</mml:mi>
    </mml:mrow>
    <mml:mo>-</mml:mo>
  </mml:mover>
  <mml:mover accent="true">
    <mml:mrow>
      <mml:mi>z</mml:mi>
    </mml:mrow>
    <mml:mo>-</mml:mo>
  </mml:mover>
</mml:math>
</file>

<file path=Object 5/content.xml><?xml version="1.0" encoding="utf-8"?>
<mml:math xmlns:mml="http://www.w3.org/1998/Math/MathML" xmlns:m="http://schemas.openxmlformats.org/officeDocument/2006/math">
  <mml:msup>
    <mml:mrow>
      <mml:mn>2</mml:mn>
    </mml:mrow>
    <mml:mrow>
      <mml:msup>
        <mml:mrow>
          <mml:mn>2</mml:mn>
        </mml:mrow>
        <mml:mrow>
          <mml:mi>n</mml:mi>
        </mml:mrow>
      </mml:msup>
    </mml:mrow>
  </mml:msup>
</mml:math>
</file>

<file path=Object 6/content.xml><?xml version="1.0" encoding="utf-8"?>
<mml:math xmlns:mml="http://www.w3.org/1998/Math/MathML" xmlns:m="http://schemas.openxmlformats.org/officeDocument/2006/math">
  <mml:msubsup>
    <mml:mrow>
      <mml:mi mathvariant="normal">Σ</mml:mi>
    </mml:mrow>
    <mml:mrow>
      <mml:mi>i</mml:mi>
      <mml:mo>=</mml:mo>
      <mml:mn>0</mml:mn>
    </mml:mrow>
    <mml:mrow>
      <mml:mi>n</mml:mi>
      <mml:mo>-</mml:mo>
      <mml:mn>1</mml:mn>
    </mml:mrow>
  </mml:msubsup>
  <mml:msubsup>
    <mml:mrow>
      <mml:mi>C</mml:mi>
    </mml:mrow>
    <mml:mrow>
      <mml:mi>n</mml:mi>
    </mml:mrow>
    <mml:mrow>
      <mml:mi>i</mml:mi>
    </mml:mrow>
  </mml:msubsup>
</mml:math>
</file>

<file path=Object 7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</mml:math>
</file>

<file path=Object 8/content.xml><?xml version="1.0" encoding="utf-8"?>
<mml:math xmlns:mml="http://www.w3.org/1998/Math/MathML" xmlns:m="http://schemas.openxmlformats.org/officeDocument/2006/math">
  <mml:mover accent="true">
    <mml:mrow>
      <mml:mi>y</mml:mi>
    </mml:mrow>
    <mml:mo>-</mml:mo>
  </mml:mover>
</mml:math>
</file>

<file path=Object 9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</mml:math>
</file>